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75in" fo:margin-left="-0.075in" table:align="left" style:writing-mode="lr-tb"/>
    </style:style>
    <style:style style:name="Table1.A" style:family="table-column">
      <style:table-column-properties style:column-width="0.76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2.4375in"/>
    </style:style>
    <style:style style:name="Table1.D" style:family="table-column">
      <style:table-column-properties style:column-width="0.375in"/>
    </style:style>
    <style:style style:name="Table1.E" style:family="table-column">
      <style:table-column-properties style:column-width="2.81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fo:color="#000000" style:font-name="Arial" fo:font-size="10pt" fo:language="fi" fo:country="FI" style:font-size-asian="10pt" style:font-name-complex="Arial" style:font-size-complex="10pt" style:font-weight-complex="bold"/>
    </style:style>
    <style:style style:name="P5" style:family="paragraph" style:parent-style-name="Standard">
      <style:paragraph-properties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10pt" fo:language="sv" fo:country="SE" style:font-size-asian="10pt" style:font-name-complex="Arial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9pt" fo:language="id" fo:country="ID" style:font-size-asian="9pt" style:font-name-complex="Arial" style:font-size-complex="9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10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fi" fo:country="FI" style:font-size-asian="10pt" style:font-name-complex="Arial" style:font-size-complex="10pt"/>
    </style:style>
    <style:style style:name="P11" style:family="paragraph" style:parent-style-name="Standard">
      <style:paragraph-properties fo:margin-left="1.25in" fo:margin-right="0in" fo:text-align="center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fi" fo:country="FI" style:font-size-asian="10pt" style:font-name-complex="Arial" style:font-size-complex="10pt"/>
    </style:style>
    <style:style style:name="P12" style:family="paragraph" style:parent-style-name="Standard">
      <style:paragraph-properties fo:margin-left="1.25in" fo:margin-right="0in" fo:text-align="center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fi" fo:country="FI" style:font-size-asian="10pt" style:font-name-complex="Arial" style:font-size-complex="10pt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15" style:family="paragraph" style:parent-style-name="Standard">
      <style:paragraph-properties fo:margin-left="1.25in" fo:margin-right="0in" fo:text-align="center" style:justify-single-word="false" fo:text-indent="-1.25in" style:auto-text-indent="false">
        <style:tab-stops>
          <style:tab-stop style:position="0.3492in"/>
          <style:tab-stop style:position="1.1252in"/>
          <style:tab-stop style:position="1.25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16" style:family="paragraph" style:parent-style-name="Standard">
      <style:paragraph-properties fo:margin-left="1.25in" fo:margin-right="-0.0126in" fo:text-align="justify" style:justify-single-word="false" fo:text-indent="-1.25in" style:auto-text-indent="false"/>
      <style:text-properties fo:color="#000000" style:font-name="Arial" fo:font-size="10pt" fo:language="fi" fo:country="FI" style:font-size-asian="10pt" style:font-name-complex="Arial" style:font-size-complex="10pt"/>
    </style:style>
    <style:style style:name="P17" style:family="paragraph" style:parent-style-name="Standard">
      <style:paragraph-properties fo:margin-left="1.25in" fo:margin-right="0.155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fi" fo:country="FI" style:font-size-asian="10pt" style:font-name-complex="Arial" style:font-size-complex="10pt"/>
    </style:style>
    <style:style style:name="P18" style:family="paragraph" style:parent-style-name="Standard">
      <style:paragraph-properties fo:margin-left="1.25in" fo:margin-right="-0.4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.1252in" fo:margin-right="0in" fo:text-align="justify" style:justify-single-word="false" fo:text-indent="0.5in" style:auto-text-indent="false">
        <style:tab-stops>
          <style:tab-stop style:position="1.6252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20" style:family="paragraph" style:parent-style-name="Standard">
      <style:paragraph-properties fo:margin-left="0.9374in" fo:margin-right="0.0016in" fo:text-align="justify" style:justify-single-word="false" fo:text-indent="0.3752in" style:auto-text-indent="false"/>
    </style:style>
    <style:style style:name="P21" style:family="paragraph" style:parent-style-name="Standard">
      <style:paragraph-properties fo:margin-left="1.1874in" fo:margin-right="0.0016in" fo:text-align="justify" style:justify-single-word="false" fo:text-indent="-0.25in" style:auto-text-indent="false">
        <style:tab-stops>
          <style:tab-stop style:position="1.6252in"/>
        </style:tab-stops>
      </style:paragraph-properties>
      <style:text-properties fo:color="#000000" style:font-name="Arial" fo:font-size="5pt" fo:language="id" fo:country="ID" style:font-size-asian="5pt" style:font-name-complex="Arial" style:font-size-complex="5pt"/>
    </style:style>
    <style:style style:name="P22" style:family="paragraph" style:parent-style-name="Standard">
      <style:paragraph-properties fo:margin-left="0in" fo:margin-right="0.0016in" fo:text-indent="0in" style:auto-text-indent="false"/>
    </style:style>
    <style:style style:name="P23" style:family="paragraph" style:parent-style-name="Standard">
      <style:paragraph-properties fo:margin-left="1.3752in" fo:margin-right="0.0016in" fo:text-indent="-0.1874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4" style:family="paragraph" style:parent-style-name="Standard">
      <style:paragraph-properties fo:margin-left="1.4311in" fo:margin-right="0.0016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5" style:family="paragraph" style:parent-style-name="Standard">
      <style:paragraph-properties fo:margin-left="1.6252in" fo:margin-right="0.0016in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6" style:family="paragraph" style:parent-style-name="Standard">
      <style:paragraph-properties fo:margin-left="0.5in" fo:margin-right="0.0016in" fo:text-indent="0.5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7" style:family="paragraph" style:parent-style-name="Standard">
      <style:paragraph-properties fo:margin-left="3.7409in" fo:margin-right="0.0016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8" style:family="paragraph" style:parent-style-name="Standard">
      <style:paragraph-properties fo:margin-left="3.7409in" fo:margin-right="0.0016in" fo:text-align="center" style:justify-single-word="false" fo:text-indent="0in" style:auto-text-indent="false"/>
      <style:text-properties fo:color="#000000" style:font-name="Arial" fo:font-size="5pt" fo:language="id" fo:country="ID" style:font-size-asian="5pt" style:font-name-complex="Arial" style:font-size-complex="5pt" style:font-weight-complex="bold"/>
    </style:style>
    <style:style style:name="P29" style:family="paragraph" style:parent-style-name="Standard">
      <style:paragraph-properties fo:margin-left="3.1252in" fo:margin-right="0.0016in" fo:text-align="center" style:justify-single-word="false" fo:text-indent="0in" style:auto-text-indent="false"/>
    </style:style>
    <style:style style:name="P30" style:family="paragraph" style:parent-style-name="Standard">
      <style:paragraph-properties fo:margin-left="3.1252in" fo:margin-right="0.0016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31" style:family="paragraph" style:parent-style-name="Standard">
      <style:paragraph-properties fo:margin-left="3.1252in" fo:margin-right="0.0016in" fo:text-align="center" style:justify-single-word="false" fo:text-indent="0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32" style:family="paragraph" style:parent-style-name="Standard">
      <style:paragraph-properties fo:margin-left="3.1252in" fo:margin-right="0.0016in" fo:text-indent="0in" style:auto-text-indent="false"/>
      <style:text-properties fo:color="#000000" style:font-name="Arial" fo:font-size="9pt" fo:language="fi" fo:country="FI" style:text-underline-style="solid" style:text-underline-width="auto" style:text-underline-color="font-color" style:font-size-asian="9pt" style:font-name-complex="Arial" style:font-size-complex="9pt"/>
    </style:style>
    <style:style style:name="P33" style:family="paragraph" style:parent-style-name="Standard" style:master-page-name="Standard">
      <style:paragraph-properties style:page-number="auto"/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4" style:family="paragraph" style:parent-style-name="Standard" style:list-style-name="WW8Num2">
      <style:paragraph-properties fo:margin-left="1.1874in" fo:margin-right="0.0016in" fo:margin-top="0.0835in" fo:margin-bottom="0in" fo:text-align="justify" style:justify-single-word="false" fo:text-indent="-0.25in" style:auto-text-indent="false"/>
    </style:style>
    <style:style style:name="P35" style:family="paragraph" style:parent-style-name="Standard" style:list-style-name="WW8Num2">
      <style:paragraph-properties fo:margin-left="1.1874in" fo:margin-right="0.0016in" fo:text-align="justify" style:justify-single-word="false" fo:text-indent="-0.25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6" style:family="paragraph" style:parent-style-name="Standard" style:list-style-name="WW8Num3">
      <style:paragraph-properties fo:margin-left="1.1811in" fo:margin-right="0.0016in" fo:text-align="justify" style:justify-single-word="false" fo:text-indent="-0.25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7" style:family="paragraph" style:parent-style-name="Standard" style:list-style-name="WW8Num1">
      <style:paragraph-properties fo:margin-left="1.1811in" fo:margin-right="0.0016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8" style:family="paragraph" style:parent-style-name="Standard" style:list-style-name="WW8Num4">
      <style:paragraph-properties fo:margin-left="0in" fo:margin-right="0.0016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id" fo:country="ID" style:font-size-asian="10pt" style:font-name-complex="Arial" style:font-size-complex="10pt"/>
    </style:style>
    <style:style style:name="T3" style:family="text">
      <style:text-properties fo:color="#000000" style:font-name="Arial" fo:font-size="10pt" fo:language="fi" fo:country="FI" style:font-size-asian="10pt" style:font-name-complex="Arial" style:font-size-complex="10pt"/>
    </style:style>
    <style:style style:name="T4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5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7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8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T9" style:family="text">
      <style:text-properties fo:color="#000000" style:font-name="Arial" fo:font-size="9pt" fo:language="fi" fo:country="FI" style:font-size-asian="9pt" style:font-name-complex="Arial" style:font-size-complex="9pt"/>
    </style:style>
    <style:style style:name="T10" style:family="text">
      <style:text-properties fo:color="#000000" style:font-name="Arial" fo:font-size="9pt" fo:language="pt" fo:country="BR" style:text-underline-style="solid" style:text-underline-width="auto" style:text-underline-color="font-color" style:font-size-asian="9pt" style:font-name-complex="Arial" style:font-size-complex="9pt"/>
    </style:style>
    <style:style style:name="T11" style:family="text">
      <style:text-properties fo:color="#000000" style:font-name="Arial" fo:font-size="9pt" fo:language="pt" fo:country="BR" style:font-size-asian="9pt" style:font-name-complex="Arial" style:font-size-complex="9pt"/>
    </style:style>
    <style:style style:name="T12" style:family="text">
      <style:text-properties style:font-name="Tahoma" style:font-name-complex="Tahoma"/>
    </style:style>
    <style:style style:name="T13" style:family="text">
      <style:text-properties style:font-name="Tahoma" fo:language="id" fo:country="ID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{kejaksaan}</text:p>
      <text:p text:style-name="P1">WAS-20 A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Nomor</text:p>
            <text:p text:style-name="P10">Sifat</text:p>
            <text:p text:style-name="P10">Lampiran</text:p>
            <text:p text:style-name="P10">Perihal</text:p>
          </table:table-cell>
          <table:table-cell table:style-name="Table1.A1" office:value-type="string">
            <text:p text:style-name="P11">:</text:p>
            <text:p text:style-name="P11">:</text:p>
            <text:p text:style-name="P11">:</text:p>
            <text:p text:style-name="P11">:</text:p>
          </table:table-cell>
          <table:table-cell table:style-name="Table1.A1" office:value-type="string">
            <text:p text:style-name="P16">R- {nomor}</text:p>
            <text:p text:style-name="P17">{sifat}</text:p>
            <text:p text:style-name="P17">{berkas} berkas</text:p>
            <text:p text:style-name="P7"><text:span text:style-name="T3">Penyampaian keberatan dan tanggapan atas keberatan terhadap penjatuhan hukuman disiplin sedang</text:span><text:span text:style-name="T4"> T</text:span><text:span text:style-name="T3">erlapor a</text:span><text:span text:style-name="T4">tas </text:span><text:span text:style-name="T3">n</text:span><text:span text:style-name="T4">ama</text:span><text:span text:style-name="T3"> {namaTerlapor} <text:s text:c="2"/></text:span></text:p>
            <text:p text:style-name="P7"><text:span text:style-name="T3">-------------------------------</text:span><text:span text:style-name="T4">-------</text:span><text:span text:style-name="T6">-----------</text:span></text:p>
            <text:p text:style-name="P3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8">{di},{tanggal} <text:s text:c="4"/></text:p>
            <text:p text:style-name="P13"/>
            <text:p text:style-name="P14"/>
            <text:p text:style-name="P9"><text:span text:style-name="T7">KEPADA YTH.</text:span><text:span text:style-name="T5"> </text:span></text:p>
            <text:p text:style-name="P14">{kepada}</text:p>
            <text:p text:style-name="P6">(diisi Atasan pejabat yang berwenang menghukum, apabila Jaksa Agung Selaku <text:s/>atasan pejabat yang berwenang menghukum, maka disampaikan melalui Jaksa Agung Muda Pengawasan)</text:p>
            <text:p text:style-name="P2">DI -</text:p>
            <text:p text:style-name="P15">..............................................</text:p>
          </table:table-cell>
        </table:table-row>
      </table:table>
      <text:p text:style-name="P5"><text:tab/></text:p>
      <text:p text:style-name="P19"/>
      <text:p text:style-name="P20"><text:span text:style-name="T4">Sehubungan dengan keberatan yang diajukan oleh terlapor atas nama {namaTerlapor},</text:span><text:span text:style-name="T6"> </text:span><text:span text:style-name="T4">pangkat (Gol) ......, NIP/NRP. {nipTerlapor}, jabatan {jabatanTerlapor} terhadap Surat Keputusan</text:span><text:span text:style-name="T6"> </text:span><text:span text:style-name="T4">........</text:span><text:span text:style-name="T6"> </text:span><text:span text:style-name="T4">Nomor : </text:span><text:span text:style-name="T6">KEP- </text:span><text:span text:style-name="T4">.......</text:span><text:span text:style-name="T6"> t</text:span><text:span text:style-name="T4">anggal</text:span><text:span text:style-name="T6"> </text:span><text:span text:style-name="T4">......... tentang Penjatuhan Hukuman Disiplin Sedang berupa</text:span><text:span text:style-name="T12"> </text:span><text:span text:style-name="T1">Penundaan Kenaikan Gaji Berkala Selama 1 (Satu) Tahun</text:span><text:span text:style-name="T2"> / </text:span><text:span text:style-name="T1">Penundaan Kenaikan Pangkat Selama 1 (Satu) Tahun</text:span><text:span text:style-name="T13"> </text:span><text:span text:style-name="T4">*), bersama ini dengan hormat dilaporkan hal-hal sebagai berikut:</text:span></text:p>
      <text:list xml:id="list8808979767286121310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4"><text:span text:style-name="T4">Surat Keputusan Penjatuhan Hukuman Disiplin tersebut telah disampaikan kepada <text:s/>Terlapor pada tanggal ......... (B</text:span><text:span text:style-name="T6">erita </text:span><text:span text:style-name="T4">A</text:span><text:span text:style-name="T6">cara</text:span><text:span text:style-name="T4"> Penyampaian SK Penjatuhan Hukuman Disiplin terlampir)</text:span><text:span text:style-name="T6">, kemudian</text:span><text:span text:style-name="T4"> </text:span><text:span text:style-name="T6">p</text:span><text:span text:style-name="T4">ada tanggal .........</text:span><text:span text:style-name="T6"> terlapor </text:span><text:span text:style-name="T4">men</text:span><text:span text:style-name="T6">yatakan</text:span><text:span text:style-name="T4"> keberatan </text:span><text:span text:style-name="T6">atas Surat Keputusan Penjatuhan Hukuman Disiplin tersebut </text:span><text:span text:style-name="T4">(Surat Pernyataan </text:span><text:span text:style-name="T6">Keberatan </text:span><text:span text:style-name="T4">Terlapor terlampir), </text:span><text:span text:style-name="T6">dan pernyataan tersebut</text:span><text:span text:style-name="T4"> masih dalam tenggang waktu yang ditentukan/telah melewati batas waktu yang ditentukan *)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2960957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Alasan keberatan Terlapor pada pokoknya sebagai berikut (terlampir) <text:s/>: <text:s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[!-- BEGIN alasan --]</text:p>
      <text:p text:style-name="P23">{alasanKeberatan}</text:p>
      <text:p text:style-name="P23">[!-- END alasan --]</text:p>
      <text:p text:style-name="P8"/>
      <text:list xml:id="list677247274643924068" text:style-name="WW8Num3">
        <text:list-item>
          <text:p text:style-name="P36">Tanggapan atas keberatan sebagai berikut :</text:p>
        </text:list-item>
      </text:list>
      <text:list xml:id="list5318110673307051817" text:style-name="WW8Num1">
        <text:list-header>
          <text:p text:style-name="P37">[!-- BEGIN tanggapan --]</text:p>
          <text:p text:style-name="P37">{tanggapanKeberatan}</text:p>
          <text:p text:style-name="P37">[!-- END tanggapan --]</text:p>
        </text:list-header>
      </text:list>
      <text:p text:style-name="P24"/>
      <text:p text:style-name="P25">Demikian disampaikan untuk menjadi maklum.</text:p>
      <text:p text:style-name="P26"/>
      <text:p text:style-name="P27"/>
      <text:p text:style-name="P30">....................................</text:p>
      <text:p text:style-name="P30">(diisi Pejabat Yang berwenang Menghukum)</text:p>
      <text:p text:style-name="P30"/>
      <text:p text:style-name="P30"/>
      <text:p text:style-name="P31">( N a m a <text:s/>)</text:p>
      <text:p text:style-name="P29"><text:span text:style-name="T8">-----------</text:span><text:span text:style-name="T9">---------</text:span><text:span text:style-name="T8">------------</text:span></text:p>
      <text:p text:style-name="P31">( <text:s/>Pangkat, NIP )</text:p>
      <text:p text:style-name="P32"/>
      <text:p text:style-name="P22"><text:span text:style-name="T10">TEMBUSAN:</text:span><text:span text:style-name="T11"> </text:span></text:p>
      <text:p text:style-name="P28"/>
      <text:list xml:id="list2739857744658407245" text:style-name="WW8Num4">
        <text:list-header>
          <text:p text:style-name="P38">[!-- BEGIN tembusan --]</text:p>
          <text:p text:style-name="P38">{tembusanJabatan}</text:p>
          <text:p text:style-name="P38">[!-- END tembusan --]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Arial" fo:font-size="9pt" fo:language="en" fo:country="GB" style:font-size-asian="9pt" style:font-name-complex="Arial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228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228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5228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228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228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0228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228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0-16T03:17:00</meta:creation-date>
    <dc:creator>Hasiholan Purba</dc:creator>
    <dc:date>2016-02-02T09:44:58.91</dc:date>
    <meta:print-date>2010-11-06T09:06:00</meta:print-date>
    <meta:editing-cycles>36</meta:editing-cycles>
    <meta:editing-duration>PT1H43M17S</meta:editing-duration>
    <meta:generator>OpenOffice/4.1.1$Win32 OpenOffice.org_project/411m6$Build-9775</meta:generator>
    <meta:document-statistic meta:table-count="1" meta:image-count="0" meta:object-count="0" meta:page-count="1" meta:paragraph-count="44" meta:word-count="264" meta:character-count="1948"/>
  </office:meta>
</office:document-meta>
</file>